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5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0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5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כותרת_20_ותוכן_5f_-title">
      <style:graphic-properties fo:min-height="1.776cm"/>
    </style:style>
    <style:style style:name="pr16" style:family="presentation" style:parent-style-name="כותרת_20_ותוכן_5f_-notes">
      <style:graphic-properties draw:fill-color="#ffffff" fo:min-height="13.364cm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6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r29" style:family="presentation" style:parent-style-name="Default-outline1">
      <style:graphic-properties draw:stroke="none" svg:stroke-width="0cm" draw:fill="none" draw:textarea-vertical-align="top" draw:auto-grow-height="true" draw:fit-to-size="false" fo:min-height="14.241cm" fo:padding-top="0.13cm" fo:padding-bottom="0.13cm" fo:padding-left="0.25cm" fo:padding-right="0.25cm" fo:wrap-option="no-wrap"/>
    </style:style>
    <style:style style:name="pr30" style:family="presentation" style:parent-style-name="Default-outline1">
      <style:graphic-properties draw:stroke="none" svg:stroke-width="0cm" draw:fill="none" draw:textarea-vertical-align="top" draw:auto-grow-height="true" draw:fit-to-size="false" fo:min-height="15.708cm" fo:padding-top="0.13cm" fo:padding-bottom="0.13cm" fo:padding-left="0.25cm" fo:padding-right="0.25cm" fo:wrap-option="no-wrap"/>
    </style:style>
    <style:style style:name="pr31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32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3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4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 style:writing-mode="lr-tb"/>
      <style:text-properties fo:font-size="44pt"/>
    </style:style>
    <style:style style:name="P27" style:family="paragraph">
      <loext:graphic-properties draw:fill="none" draw:fill-color="#ffffff"/>
      <style:text-properties fo:font-size="36pt"/>
    </style:style>
    <style:style style:name="P28" style:family="paragraph">
      <loext:graphic-properties draw:fill-color="#ffffff"/>
    </style:style>
    <style:style style:name="P29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9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42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4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5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5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size="44pt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ize="36pt"/>
    </style:style>
    <style:style style:name="T25" style:family="text">
      <style:text-properties fo:font-size="36pt" fo:font-weight="bold" style:font-weight-asian="bold" style:font-weight-complex="bold"/>
    </style:style>
    <style:style style:name="T26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8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5" style:font-size-asian="28pt" style:font-style-asian="normal" style:font-weight-asian="bold" style:font-name-complex="Arial1" style:font-size-complex="28pt" style:font-style-complex="normal" style:font-weight-complex="bold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8">a&lt;b</text:span><text:span text:style-name="T9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8">a and b can be primitives </text:span><text:span text:style-name="T10">or</text:span></text:p>
            <text:p text:style-name="P16"><text:span text:style-name="T8">user defined objects that have operator 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1"/></text:p>
            <text:list text:style-name="L7">
              <text:list-item>
                <text:p text:style-name="P13"><text:span text:style-name="T11">Don't</text:span><text:span text:style-name="T6"> overload operators with </text:span><text:span text:style-name="T11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the </text:span><text:span text:style-name="T7">standard library</text:span><text:span text:style-name="T6"> and give the </text:span><text:span text:style-name="T12">same </text:span><text:span text:style-name="T12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5"> </text:span><text:span text:style-name="T6">and for I/O in the </text:span><text:span text:style-name="T7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6"> </text:span><text:span text:style-name="T6">and </text:span><text:span text:style-name="T6">vector class in the </text:span><text:span text:style-name="T7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objects in </text:span><text:span text:style-name="T6">the </text:span><text:span text:style-name="T7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draw:custom-shape draw:name="TextBox 1" draw:style-name="gr5" draw:text-style-name="P2" draw:layer="layout" svg:width="26.034cm" svg:height="2.604cm" svg:x="0cm" svg:y="4.445cm">
          <text:p text:style-name="P18"><text:span text:style-name="T17"/></text:p>
          <text:p text:style-name="P19"><text:span text:style-name="T18"><text:s text:c="3"/></text:span><text:span text:style-name="T18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0">object1.operator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1">object1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need to make a deep copy of an </text:span><text:span text:style-name="T6">object, you need to define all of 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24"><text:span text:style-name="T6">when you need one, 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כותרת_20_ותוכן_5f_" presentation:presentation-page-layout-name="AL2T11" xml:id="id9" draw:id="id9">
        <office:forms form:automatic-focus="false" form:apply-design-mode="false"/>
        <draw:frame presentation:style-name="pr15" draw:text-style-name="P26" draw:layer="layout" svg:width="23.706cm" svg:height="1.776cm" svg:x="0.847cm" svg:y="0.763cm" presentation:class="title" presentation:user-transformed="true">
          <draw:text-box>
            <text:p text:style-name="P25"><text:span text:style-name="T22">Copy Constructor</text:span><text:span text:style-name="T23"> (folder ?)</text:span></text:p>
          </draw:text-box>
        </draw:frame>
        <draw:frame draw:style-name="gr9" draw:text-style-name="P27" draw:layer="layout" svg:width="23.368cm" svg:height="10.205cm" svg:x="1.016cm" svg:y="3.556cm">
          <draw:text-box>
            <text:list text:style-name="L1">
              <text:list-item>
                <text:p xml:id="id10" text:id="id10"><text:span text:style-name="T24">Called whenever an object of type T is </text:span><text:span text:style-name="T24">copied.</text:span></text:p>
              </text:list-item>
              <text:list-item>
                <text:p xml:id="id11" text:id="id11"><text:span text:style-name="T24">Copy Constructor to class T</text:span><text:span text:style-name="T24"><text:line-break/></text:span><text:span text:style-name="T24">gets as argument </text:span><text:span text:style-name="T25">const T&amp; </text:span><text:span text:style-name="T26">(Why?)</text:span></text:p>
              </text:list-item>
              <text:list-item>
                <text:p xml:id="id12" text:id="id12"><text:span text:style-name="T27">You should consider for each class </text:span><text:span text:style-name="T27">whether it needs </text:span><text:span text:style-name="T28">deep copy</text:span><text:span text:style-name="T27"> or </text:span><text:span text:style-name="T28">shallow copy</text:span><text:span text:style-name="T27">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10" draw:text-style-name="P29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7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29">// Copy constructor</text:span></text:p>
            <text:p text:style-name="P16"><text:span text:style-name="T30">A (const A&amp; other) : </text:span><text:span text:style-name="T31">init</text:span><text:span text:style-name="T30"> {</text:span></text:p>
            <text:p text:style-name="P10"><text:span text:style-name="T32">copy_other(other);</text:span></text:p>
            <text:p text:style-name="P16"><text:span text:style-name="T30">}</text:span></text:p>
            <text:p text:style-name="P16"><text:span text:style-name="T33"/></text:p>
            <text:p text:style-name="P16"><text:span text:style-name="T33"/></text:p>
            <text:p text:style-name="P16"><text:span text:style-name="T29">// </text:span><text:span text:style-name="T34">Operator = </text:span><text:span text:style-name="T35"><text:s/></text:span></text:p>
            <text:p text:style-name="P16"><text:span text:style-name="T30">A&amp; operator=(const A&amp; other) {</text:span></text:p>
            <text:p text:style-name="P10"><text:span text:style-name="T30">if (this!=&amp;other) { </text:span><text:span text:style-name="T34">// preventing problems in a=a</text:span></text:p>
            <text:p text:style-name="P10"><text:span text:style-name="T36"><text:s text:c="2"/></text:span><text:span text:style-name="T36">clear(); </text:span><text:span text:style-name="T31">init</text:span><text:span text:style-name="T36"> </text:span><text:span text:style-name="T37">// or recycle</text:span></text:p>
            <text:p text:style-name="P10"><text:span text:style-name="T32"><text:s text:c="2"/></text:span><text:span text:style-name="T32">copy_other(other);</text:span></text:p>
            <text:p text:style-name="P10"><text:span text:style-name="T30">} return *this; } </text:span><text:span text:style-name="T34">// allows a= b= 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34">// Destructor</text:span></text:p>
            <text:p text:style-name="P16"><text:span text:style-name="T30">~A() {</text:span></text:p>
            <text:p text:style-name="P10"><text:span text:style-name="T36">clear();</text:span></text:p>
            <text:p text:style-name="P16"><text:span text:style-name="T30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8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29">// Move constructor</text:span></text:p>
            <text:p text:style-name="P16"><text:span text:style-name="T30">A (const A&amp;&amp; other) {</text:span></text:p>
            <text:p text:style-name="P16"><text:span text:style-name="T30"><text:tab/></text:span><text:span text:style-name="T30"><text:tab/></text:span><text:span text:style-name="T30"><text:tab/></text:span><text:span text:style-name="T30">?</text:span></text:p>
            <text:p text:style-name="P16"><text:span text:style-name="T30">}</text:span></text:p>
            <text:p text:style-name="P16"><text:span text:style-name="T33"/></text:p>
            <text:p text:style-name="P16"><text:span text:style-name="T33"/></text:p>
            <text:p text:style-name="P16"><text:span text:style-name="T29"/></text:p>
            <text:p text:style-name="P16"><text:span text:style-name="T29">// Move o</text:span><text:span text:style-name="T34">perator = </text:span><text:span text:style-name="T35"><text:s/></text:span></text:p>
            <text:p text:style-name="P16"><text:span text:style-name="T30">A&amp; operator=(const A&amp;&amp; other) {</text:span></text:p>
            <text:p text:style-name="P10"><text:span text:style-name="T30"><text:s text:c="7"/></text:span><text:span text:style-name="T30">?</text:span></text:p>
            <text:p text:style-name="P10"><text:span text:style-name="T30">}</text:span></text:p>
            <text:p text:style-name="P16"><text:span text:style-name="T38">http://www.cprogramming.com/c++11/rvalue-</text:span><text:span text:style-name="T38">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5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3" draw:id="id13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3.024cm" svg:height="14.481cm" svg:x="1.146cm" svg:y="3.597cm">
          <text:p text:style-name="P33"><text:span text:style-name="T40">// Prefix: ++n</text:span></text:p>
          <text:p text:style-name="P33"><text:span text:style-name="T40">HNum&amp;</text:span><text:span text:style-name="T41"> operator++</text:span><text:span text:style-name="T40">()</text:span><text:span text:style-name="T41"> {</text:span></text:p>
          <text:p text:style-name="P33"><text:span text:style-name="T41"><text:s/></text:span><text:span text:style-name="T41">code that adds one to this HNum</text:span></text:p>
          <text:p text:style-name="P33"><text:span text:style-name="T41"><text:s/></text:span><text:span text:style-name="T41">return *this; // return ref to curr</text:span></text:p>
          <text:p text:style-name="P33"><text:span text:style-name="T41">} <text:s text:c="7"/></text:span></text:p>
          <text:p text:style-name="P33"><text:span text:style-name="T41"/></text:p>
          <text:p text:style-name="P33"><text:span text:style-name="T42">// Postfix : n++</text:span></text:p>
          <text:p text:style-name="P33"><text:span text:style-name="T42">const HNum</text:span><text:span text:style-name="T41"> operator++</text:span><text:span text:style-name="T42">(int)</text:span><text:span text:style-name="T41"> {</text:span></text:p>
          <text:p text:style-name="P33"><text:span text:style-name="T41"><text:s/></text:span><text:span text:style-name="T41">Hnum cpy(*this); // calling copy ctor</text:span></text:p>
          <text:p text:style-name="P33"><text:span text:style-name="T41"><text:s/></text:span><text:span text:style-name="T41">code that adds one to this HNum</text:span></text:p>
          <text:p text:style-name="P33"><text:span text:style-name="T41"><text:s/></text:span><text:span text:style-name="T41">return cpy;</text:span></text:p>
          <text:p text:style-name="P33"><text:span text:style-name="T41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3">A flag that makes</text:span></text:p>
          <text:p text:style-name="P33"><text:span text:style-name="T43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4" draw:id="id14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6.58cm" svg:height="16.849cm" svg:x="0.091cm" svg:y="3.597cm">
          <text:p text:style-name="P33"><text:span text:style-name="T40">// Prefix: ++n</text:span></text:p>
          <text:p text:style-name="P33"><text:span text:style-name="T40">HNum&amp;</text:span><text:span text:style-name="T41"> operator++</text:span><text:span text:style-name="T40">()</text:span><text:span text:style-name="T41"> {</text:span></text:p>
          <text:p text:style-name="P33"><text:span text:style-name="T41"><text:s/></text:span><text:span text:style-name="T41">code that adds one to this HNum</text:span></text:p>
          <text:p text:style-name="P33"><text:span text:style-name="T41"><text:s/></text:span><text:span text:style-name="T41">return *this; // return ref to curr</text:span></text:p>
          <text:p text:style-name="P33"><text:span text:style-name="T41">} <text:s text:c="7"/></text:span></text:p>
          <text:p text:style-name="P33"><text:span text:style-name="T41"/></text:p>
          <text:p text:style-name="P33"><text:span text:style-name="T42">// Postfix : n++</text:span></text:p>
          <text:p text:style-name="P33"><text:span text:style-name="T42">const HNum</text:span><text:span text:style-name="T41"> operator++</text:span><text:span text:style-name="T42">(int)</text:span><text:span text:style-name="T41"> {</text:span></text:p>
          <text:p text:style-name="P33"><text:span text:style-name="T41"><text:s/></text:span><text:span text:style-name="T41">Hnum cpy(*this); // calling copy ctor</text:span></text:p>
          <text:p text:style-name="P33"><text:span text:style-name="T41"><text:s/></text:span><text:span text:style-name="T41">code that adds one to this HNum</text:span></text:p>
          <text:p text:style-name="P33"><text:span text:style-name="T41"><text:s/></text:span><text:span text:style-name="T41">return cpy;</text:span></text:p>
          <text:p text:style-name="P33"><text:span text:style-name="T41">}</text:span></text:p>
          <text:p text:style-name="P33"><text:span text:style-name="T44">// For HNum, it might be a good idea not to </text:span></text:p>
          <text:p text:style-name="P33"><text:span text:style-name="T44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3">A flag that makes</text:span></text:p>
          <text:p text:style-name="P33"><text:span text:style-name="T43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5" draw:id="id15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</text:span><text:span text:style-name="T6">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6" draw:id="id16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20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</text:span><text:span text:style-name="T6">lessons)</text:span></text:p>
                  </text:list-item>
                  <text:list-item>
                    <text:p text:style-name="P13"><text:span text:style-name="T6">When a function gets </text:span><text:span text:style-name="T7">X</text:span><text:span text:style-name="T6"> type while it was </text:span><text:span text:style-name="T6">expecting to get </text:span><text:span text:style-name="T5">Y</text:span><text:span text:style-name="T6"> type, and there is a casting </text:span><text:span text:style-name="T6">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7"><text:tab/></text:span><text:span text:style-name="T7">X x</text:span><text:span text:style-name="T6">;</text:span></text:p>
            <text:p text:style-name="P24"><text:span text:style-name="T6"><text:tab/></text:span><text:span text:style-name="T6">foo(x); // a conversion from </text:span><text:span text:style-name="T7">X </text:span><text:span text:style-name="T6">to</text:span><text:span text:style-name="T7"> </text:span><text:span text:style-name="T5">Y</text:span><text:span text:style-name="T6"> is done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7" draw:id="id17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8" draw:id="id18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2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45">Buffer</text:span><text:span text:style-name="T16">(</text:span><text:span text:style-name="T46">size_t length</text:span><text:span text:style-name="T16">) // ctor</text:span></text:p>
            <text:p text:style-name="P16"><text:span text:style-name="T16">…</text:span></text:p>
            <text:p text:style-name="P15"><text:span text:style-name="T16">void foo(</text:span><text:span text:style-name="T45">const Buffer&amp; v</text:span><text:span text:style-name="T16">) // function</text:span></text:p>
            <text:p text:style-name="P15"><text:span text:style-name="T16">...</text:span></text:p>
            <text:p text:style-name="P15"><text:span text:style-name="T16">foo(</text:span><text:span text:style-name="T46">3</text:span><text:span text:style-name="T16">);</text:span><text:span text:style-name="T7"> </text:span><text:span text:style-name="T11">// Equivalent to: </text:span><text:span text:style-name="T16">foo(</text:span><text:span text:style-name="T45">Buffer(</text:span><text:span text:style-name="T46">3</text:span><text:span text:style-name="T45">)</text:span><text:span text:style-name="T16">)</text:span></text:p>
            <text:p text:style-name="P15"><text:span text:style-name="T11">// Did the user really wanted this?</text:span></text:p>
            <text:p text:style-name="P16"><text:span text:style-name="T16"/></text:p>
            <text:p text:style-name="P15"><text:span text:style-name="T47">The Buffer and the size_t objects are not </text:span><text:span text:style-name="T47">logically the same objects!</text:span></text:p>
            <text:p text:style-name="P16"><text:span text:style-name="T6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9" draw:id="id19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20" draw:id="id20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3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6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double conversion</text:span></text:p>
            <text:p text:style-name="P10"><text:span text:style-name="T7">operator double() const {</text:span></text:p>
            <text:p text:style-name="P36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21" draw:id="id21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4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22" draw:id="id22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5" draw:text-style-name="P12" draw:layer="layout" svg:width="24.349cm" svg:height="13.426cm" svg:x="0.832cm" svg:y="3.184cm" presentation:class="outline" presentation:user-transformed="true">
          <draw:text-box>
            <text:p text:style-name="P37"><text:span text:style-name="T6"/></text:p>
            <text:p text:style-name="P37"><text:span text:style-name="T6">Friend function in a class:</text:span></text:p>
            <text:list text:style-name="L12">
              <text:list-item>
                <text:list>
                  <text:list-item>
                    <text:p text:style-name="P38"><text:span text:style-name="T6">Not a method of the class</text:span></text:p>
                  </text:list-item>
                  <text:list-item>
                    <text:p text:style-name="P38"><text:span text:style-name="T6">Have access to the class’s private and protected </text:span></text:p>
                  </text:list-item>
                </text:list>
              </text:list-item>
            </text:list>
            <text:p text:style-name="P39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8"><text:span text:style-name="T6">Defined inside the class 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does not break encapsulation</text:span></text:p>
            <text:p text:style-name="P40"><text:span text:style-name="T6"/></text:p>
            <text:p text:style-name="P40"><text:span text:style-name="T48"/></text:p>
          </draw:text-box>
        </draw:frame>
        <draw:frame draw:name="כותרת 2" presentation:style-name="pr26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23" draw:id="id23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7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4" draw:id="id24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allow other classes to access its </text:span></text:p>
                  </text:list-item>
                </text:list>
              </text:list-item>
            </text:list>
            <text:p text:style-name="P41"><text:span text:style-name="T6">private data members</text:span></text:p>
            <text:list text:continue-numbering="true" text:style-name="L13">
              <text:list-item>
                <text:list>
                  <text:list-item>
                    <text:p text:style-name="P9"><text:span text:style-name="T49">QUESTION: Is the friendship link one-sided or </text:span><text:span text:style-name="T49">two-sided? I.e:</text:span></text:p>
                    <text:list>
                      <text:list-item>
                        <text:p><text:span text:style-name="T49">Suppose class A is a friend of class B.</text:span></text:p>
                      </text:list-item>
                      <text:list-item>
                        <text:p><text:span text:style-name="T49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50"/></text:p>
          </draw:text-box>
        </draw:frame>
        <draw:custom-shape draw:name="כותרת 2" draw:style-name="gr17" draw:text-style-name="P4" draw:layer="layout" svg:width="8.976cm" svg:height="1.772cm" svg:x="3.403cm" svg:y="1.123cm">
          <text:p text:style-name="P33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5" draw:id="id25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8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51"><text:s/></text:span><text:span text:style-name="T52">class IntTree {</text:span></text:p>
            <text:p text:style-name="P40"><text:span text:style-name="T52"><text:tab/></text:span><text:span text:style-name="T52">…</text:span></text:p>
            <text:p text:style-name="P40"><text:span text:style-name="T52"><text:tab/></text:span><text:span text:style-name="T53">friend</text:span><text:span text:style-name="T52"> class IntTreeIterator;</text:span></text:p>
            <text:p text:style-name="P16"><text:span text:style-name="T52">};</text:span></text:p>
            <text:p text:style-name="P40"><text:span text:style-name="T54"/></text:p>
            <text:p text:style-name="P40"><text:span text:style-name="T54"/></text:p>
            <text:p text:style-name="P16"><text:span text:style-name="T55">// TreeIterator can access Tree's data members</text:span></text:p>
            <text:p text:style-name="P16"><text:span text:style-name="T52">IntTreeIterator&amp; IntTreeIterator::operator++() </text:span><text:span text:style-name="T56">{</text:span></text:p>
            <text:p text:style-name="P40"><text:span text:style-name="T56"><text:s text:c="4"/></text:span><text:span text:style-name="T56">...</text:span></text:p>
            <text:p text:style-name="P40"><text:span text:style-name="T52"><text:tab/></text:span><text:span text:style-name="T52">return *this;</text:span></text:p>
            <text:p text:style-name="P16"><text:span text:style-name="T52">}</text:span></text:p>
          </draw:text-box>
        </draw:frame>
        <draw:frame draw:name="כותרת 2" presentation:style-name="pr27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6" draw:master-page-name="Default" xml:id="id26" draw:id="id26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52">FRIEND_TEST(TestCaseName, TestName);</text:span></text:p>
            <text:p text:style-name="P11"><text:span text:style-name="T57"/></text:p>
            <text:p text:style-name="P11"><text:span text:style-name="T57">Declares that this test will be able to test</text:span></text:p>
            <text:p text:style-name="P11"><text:span text:style-name="T57">private methods of the class in which you write </text:span><text:span text:style-name="T57">this</text:span></text:p>
          </draw:text-box>
        </draw:frame>
        <draw:frame draw:name="כותרת 2" presentation:style-name="pr27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9" draw:text-style-name="P12" draw:layer="layout" svg:width="24.694cm" svg:height="14.501cm" svg:x="0.635cm" svg:y="3.175cm" presentation:class="outline" presentation:user-transformed="true">
          <draw:text-box>
            <text:p text:style-name="P20"><text:span text:style-name="T6"/></text:p>
            <text:p text:style-name="P20"><text:span text:style-name="T6">You can hint to the compiler that a method is inline </text:span></text:p>
            <text:p text:style-name="P20"><text:span text:style-name="T7">in class</text:span><text:span text:style-name="T6"> declaration (inside the { }; block of a class):</text:span></text:p>
            <text:p text:style-name="P42"><text:span text:style-name="T6"/></text:p>
            <text:p text:style-name="P42"><text:span text:style-name="T6">class Tree {</text:span></text:p>
            <text:p text:style-name="P10"><text:span text:style-name="T6">...</text:span></text:p>
            <text:p text:style-name="P10"><text:span text:style-name="T6">size_t size() const{ </text:span><text:span text:style-name="T7">// automatically hints on inline</text:span></text:p>
            <text:p text:style-name="P36"><text:span text:style-name="T6">return _size;</text:span></text:p>
            <text:p text:style-name="P10"><text:span text:style-name="T6">}</text:span></text:p>
            <text:p text:style-name="P42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3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0" draw:text-style-name="P12" draw:layer="layout" svg:width="23.16cm" svg:height="15.968cm" svg:x="0.635cm" svg:y="3.175cm" presentation:class="outline" presentation:user-transformed="true">
          <draw:text-box>
            <text:p text:style-name="P20"><text:span text:style-name="T6">You can hint to the compiler that a method is inline </text:span></text:p>
            <text:p text:style-name="P20"><text:span text:style-name="T5">after class</text:span><text:span text:style-name="T6"> declaration:</text:span></text:p>
            <text:p text:style-name="P42"><text:span text:style-name="T6"/></text:p>
            <text:p text:style-name="P42"><text:span text:style-name="T6">class Tree {</text:span></text:p>
            <text:p text:style-name="P10"><text:span text:style-name="T6">...</text:span></text:p>
            <text:p text:style-name="P10"><text:span text:style-name="T6">size_t size() const;</text:span></text:p>
            <text:p text:style-name="P10"><text:span text:style-name="T6">...</text:span></text:p>
            <text:p text:style-name="P42"><text:span text:style-name="T6">};</text:span></text:p>
            <text:p text:style-name="P42"><text:span text:style-name="T6">inline size_t Tree::size() const { </text:span><text:span text:style-name="T5">// still in the h file</text:span></text:p>
            <text:p text:style-name="P10"><text:span text:style-name="T6">return _size;</text:span></text:p>
            <text:p text:style-name="P42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5" draw:master-page-name="Default">
        <draw:frame draw:name="כותרת 1" presentation:style-name="pr11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12" draw:text-style-name="P12" draw:layer="layout" svg:width="13.934cm" svg:height="11.058cm" svg:x="0.499cm" svg:y="4.124cm" presentation:class="outline" presentation:user-transformed="true">
          <draw:text-box>
            <text:list text:style-name="L4">
              <text:list-item>
                <text:p text:style-name="P43"><text:span text:style-name="T30">May save some compiling time</text:span></text:p>
              </text:list-item>
            </text:list>
            <text:p text:style-name="P43"><text:span text:style-name="T30"/></text:p>
            <text:list text:continue-numbering="true" text:style-name="L4">
              <text:list-item>
                <text:p text:style-name="P43"><text:span text:style-name="T30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5" draw:master-page-name="Default">
        <draw:frame draw:name="כותרת 1" presentation:style-name="pr11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31" draw:text-style-name="P12" draw:layer="layout" svg:width="24.002cm" svg:height="11.058cm" svg:x="0.499cm" svg:y="4.124cm" presentation:class="outline" presentation:user-transformed="true">
          <draw:text-box>
            <text:list text:style-name="L4">
              <text:list-item>
                <text:p text:style-name="P43"><text:span text:style-name="T30">Compilers might do inlining even for compiled </text:span><text:span text:style-name="T30">functions (that were in .cpp files)</text:span></text:p>
              </text:list-item>
            </text:list>
            <text:p text:style-name="P43"><text:span text:style-name="T30"/></text:p>
            <text:list text:continue-numbering="true" text:style-name="L4">
              <text:list-item>
                <text:p text:style-name="P43"><text:span text:style-name="T30">Not in this course, see discussion here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58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5"><text:span text:style-name="T30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2T11">
        <draw:frame draw:name="Rectangle 3" presentation:style-name="pr32" draw:text-style-name="P12" draw:layer="layout" svg:width="24.901cm" svg:height="16.597cm" svg:x="0.423cm" svg:y="3.51cm" presentation:class="outline" presentation:user-transformed="true">
          <draw:text-box>
            <text:p text:style-name="P44"><text:span text:style-name="T6">Constructors and Destructors may have hidden </text:span><text:span text:style-name="T6">activities inside them since the class can contain sub-</text:span><text:span text:style-name="T6">objects whose constructors and destructors must be </text:span><text:span text:style-name="T6">called.</text:span></text:p>
            <text:p text:style-name="P44"><text:span text:style-name="T16"/></text:p>
            <text:p text:style-name="P44"><text:span text:style-name="T6">You should consider its efficiency before making them </text:span><text:span text:style-name="T6">inline.</text:span></text:p>
          </draw:text-box>
        </draw:frame>
        <draw:custom-shape draw:name="Rectangle 4" draw:style-name="gr18" draw:text-style-name="P45" draw:layer="layout" svg:width="21.589cm" svg:height="2.116cm" svg:x="1.301cm" svg:y="0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3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34" presentation:class="page"/>
          <draw:frame presentation:style-name="pr34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5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87</meta:editing-cycles>
    <meta:print-date>2006-12-12T13:43:12</meta:print-date>
    <meta:creation-date>2002-10-18T11:19:22</meta:creation-date>
    <dc:date>2018-03-23T03:48:40.630133572</dc:date>
    <meta:editing-duration>P2DT20H10M56S</meta:editing-duration>
    <meta:generator>LibreOffice/5.1.6.2$Linux_X86_64 LibreOffice_project/10m0$Build-2</meta:generator>
    <meta:document-statistic meta:object-count="2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